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0ffa" officeooo:paragraph-rsid="00090ffa"/>
    </style:style>
    <style:style style:name="P2" style:family="paragraph" style:parent-style-name="Standard" style:list-style-name="L1">
      <style:text-properties officeooo:rsid="00090ffa" officeooo:paragraph-rsid="00090ffa"/>
    </style:style>
    <style:style style:name="P3" style:family="paragraph" style:parent-style-name="Standard">
      <style:text-properties officeooo:rsid="000d9d8f" officeooo:paragraph-rsid="000d9d8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b0bb3"/>
    </style:style>
    <style:style style:name="T3" style:family="text">
      <style:text-properties officeooo:rsid="000c4a83"/>
    </style:style>
    <style:style style:name="T4" style:family="text">
      <style:text-properties fo:color="#000000" loext:opacity="100%" officeooo:rsid="000c4a83"/>
    </style:style>
    <style:style style:name="T5" style:family="text">
      <style:text-properties officeooo:rsid="000d6f88"/>
    </style:style>
    <style:style style:name="T6" style:family="text">
      <style:text-properties officeooo:rsid="000d9d8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 TCP xinu de tesis doctoral:</text:p>
      <text:p text:style-name="P1"/>
      <text:p text:style-name="P1">Las carpetas donde aparece la palabra TCP son:</text:p>
      <text:p text:style-name="P1"/>
      <text:list text:style-name="L1">
        <text:list-item>
          <text:p text:style-name="P2">/compile:</text:p>
          <text:list>
            <text:list-item>
              <text:p text:style-name="P2">.defs</text:p>
            </text:list-item>
            <text:list-item>
              <text:p text:style-name="P2">.deps</text:p>
            </text:list-item>
            <text:list-item>
              <text:p text:style-name="P2">Makefile</text:p>
            </text:list-item>
            <text:list-item>
              <text:p text:style-name="P2">xinu.map</text:p>
            </text:list-item>
          </text:list>
        </text:list-item>
        <text:list-item>
          <text:p text:style-name="P2">/include</text:p>
          <text:list>
            <text:list-item>
              <text:p text:style-name="P2">ip.h - <text:span text:style-name="T2">listo</text:span></text:p>
            </text:list-item>
            <text:list-item>
              <text:p text:style-name="P2">mq.h -<text:span text:style-name="T2">listo</text:span></text:p>
            </text:list-item>
            <text:list-item>
              <text:p text:style-name="P2">net.h - <text:span text:style-name="T2">listo</text:span></text:p>
            </text:list-item>
            <text:list-item>
              <text:p text:style-name="P2">prototypes.h – <text:span text:style-name="T4">listo</text:span></text:p>
            </text:list-item>
            <text:list-item>
              <text:p text:style-name="P2">tcb.h -<text:span text:style-name="T2">listo</text:span></text:p>
            </text:list-item>
            <text:list-item>
              <text:p text:style-name="P2">timer.h -<text:span text:style-name="T2">listo</text:span></text:p>
            </text:list-item>
            <text:list-item>
              <text:p text:style-name="P2">xinu.h -<text:span text:style-name="T3">listo</text:span></text:p>
            </text:list-item>
          </text:list>
        </text:list-item>
        <text:list-item>
          <text:p text:style-name="P2">/net</text:p>
          <text:list>
            <text:list-item>
              <text:p text:style-name="P2">ip.c – <text:span text:style-name="T3">FALLO ACA, </text:span><text:span text:style-name="T6">hasta antes de esto,compilaba bien</text:span></text:p>
            </text:list-item>
            <text:list-item>
              <text:p text:style-name="P2">pdump.c - <text:span text:style-name="T5">listo</text:span></text:p>
            </text:list-item>
          </text:list>
        </text:list-item>
        <text:list-item>
          <text:p text:style-name="P2">/net/tcp: <text:span text:style-name="T1">ESTO DEBERIA SER LO MAS IMPORTAN</text:span>TE - <text:span text:style-name="T2">listo</text:span></text:p>
        </text:list-item>
        <text:list-item>
          <text:p text:style-name="P2">/system</text:p>
          <text:list>
            <text:list-item>
              <text:p text:style-name="P2">clkhandler.c -<text:span text:style-name="T5">listo</text:span></text:p>
            </text:list-item>
            <text:list-item>
              <text:p text:style-name="P2">main.c – <text:span text:style-name="T6">FALLO ACA</text:span></text:p>
            </text:list-item>
            <text:list-item>
              <text:p text:style-name="P2">tmpdecls</text:p>
            </text:list-item>
          </text:list>
        </text:list-item>
        <text:list-item>
          <text:p text:style-name="P2">tcptest</text:p>
        </text:list-item>
      </text:list>
      <text:p text:style-name="P3"/>
      <text:p text:style-name="P3">!!!Cuando termine de arreglar todo, se soluciono lo del ip.c pero hubo problema con main.c y con tcpcksum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21:02:23.588970938</meta:creation-date>
    <dc:date>2024-01-02T16:22:20.761188912</dc:date>
    <meta:editing-duration>PT1H7M21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25" meta:word-count="106" meta:character-count="529" meta:non-whitespace-character-count="467"/>
  </office:meta>
</office:document-meta>
</file>